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34cm" style:rel-column-width="1310*"/>
    </style:style>
    <style:style style:name="Tableau1.x" style:family="table-column">
      <style:table-column-properties style:column-width="0.349cm" style:rel-column-width="1345*"/>
    </style:style>
    <style:style style:name="Tableau1.A1" style:family="table-cell">
      <style:table-cell-properties style:writing-mode="page"/>
    </style:style>
    <style:style style:name="P1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officeooo:rsid="00013ab7" officeooo:paragraph-rsid="00013ab7"/>
    </style:style>
    <style:style style:name="P2" style:family="paragraph" style:parent-style-name="Table_20_Contents">
      <style:text-properties officeooo:rsid="00013ab7" officeooo:paragraph-rsid="00013ab7"/>
    </style:style>
    <style:style style:name="P3" style:family="paragraph" style:parent-style-name="Table_20_Contents">
      <style:text-properties officeooo:rsid="00033909" officeooo:paragraph-rsid="00033909"/>
    </style:style>
    <style:style style:name="P4" style:family="paragraph" style:parent-style-name="Table_20_Contents">
      <style:text-properties officeooo:rsid="0004ceb9" officeooo:paragraph-rsid="0004c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9"/>
        <table:table-column table:style-name="Tableau1.x"/>
        <table:table-row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</table:table-row>
        <table:table-row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2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</table:table-row>
        <table:table-row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</table:table-row>
        <table:table-row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</table:table-row>
        <table:table-row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</table:table-row>
        <table:table-row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b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m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  <table:table-cell table:style-name="Tableau1.A1" office:value-type="string">
            <text:p text:style-name="P2">s</text:p>
          </table:table-cell>
        </table:table-row>
        <table:table-row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l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</table:table-row>
        <table:table-row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v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r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6:30:02.576443976</meta:creation-date>
    <dc:date>2025-09-02T08:28:02.207091878</dc:date>
    <meta:editing-duration>PT56M27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1" meta:paragraph-count="1520" meta:word-count="1520" meta:character-count="1520" meta:non-whitespace-character-count="1520"/>
  </office:meta>
</office:document-meta>
</file>